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visible-area-left="0cm" draw:visible-area-top="0cm" draw:visible-area-width="18.465cm" draw:visible-area-height="13.756cm" draw:ole-draw-aspect="1"/>
    </style:style>
  </office:automatic-styles>
  <office:body>
    <office:drawing>
      <draw:page draw:name="page1" draw:style-name="dp1" draw:master-page-name="Standard">
        <draw:frame draw:style-name="gr1" draw:layer="layout" svg:width="22.013cm" svg:height="16.404cm" svg:x="-0.513cm" svg:y="0.596cm">
          <draw:object-ole draw:class-id="D3E34B21-9D75-101A-8c3d-00aa001a1652"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1-09-26T14:51:47.06</dc:date>
    <meta:editing-duration>PT14S</meta:editing-duration>
    <meta:editing-cycles>1</meta:editing-cycles>
    <meta:document-statistic meta:object-count="1"/>
    <meta:generator>OpenOffice.org/3.3$Win32 OpenOffice.org_project/330m20$Build-9567</meta:generator>
  </office:meta>
</office:document-meta>
</file>